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5.265cm" fo:margin-left="-0.199cm" table:align="left" style:writing-mode="lr-tb"/>
    </style:style>
    <style:style style:name="Tabla1.A" style:family="table-column">
      <style:table-column-properties style:column-width="3.812cm"/>
    </style:style>
    <style:style style:name="Tabla1.D" style:family="table-column">
      <style:table-column-properties style:column-width="3.82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265cm" fo:margin-left="-0.199cm" table:align="left" style:writing-mode="lr-tb"/>
    </style:style>
    <style:style style:name="Tabla2.A" style:family="table-column">
      <style:table-column-properties style:column-width="3.812cm"/>
    </style:style>
    <style:style style:name="Tabla2.D" style:family="table-column">
      <style:table-column-properties style:column-width="3.829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18cm" fo:margin-left="0.436cm" table:align="left" style:writing-mode="lr-tb"/>
    </style:style>
    <style:style style:name="Tabla3.A" style:family="table-column">
      <style:table-column-properties style:column-width="4.15cm"/>
    </style:style>
    <style:style style:name="Tabla3.B" style:family="table-column">
      <style:table-column-properties style:column-width="3.671cm"/>
    </style:style>
    <style:style style:name="Tabla3.D" style:family="table-column">
      <style:table-column-properties style:column-width="3.688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4.764cm" fo:margin-left="0.436cm" table:align="left" style:writing-mode="lr-tb"/>
    </style:style>
    <style:style style:name="Tabla4.A" style:family="table-column">
      <style:table-column-properties style:column-width="3.736cm"/>
    </style:style>
    <style:style style:name="Tabla4.B" style:family="table-column">
      <style:table-column-properties style:column-width="3.639cm"/>
    </style:style>
    <style:style style:name="Tabla4.C" style:family="table-column">
      <style:table-column-properties style:column-width="3.709cm"/>
    </style:style>
    <style:style style:name="Tabla4.D" style:family="table-column">
      <style:table-column-properties style:column-width="3.679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D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65cm" fo:margin-left="-0.199cm" table:align="left" style:writing-mode="lr-tb"/>
    </style:style>
    <style:style style:name="Tabla5.A" style:family="table-column">
      <style:table-column-properties style:column-width="2.692cm"/>
    </style:style>
    <style:style style:name="Tabla5.B" style:family="table-column">
      <style:table-column-properties style:column-width="1.75cm"/>
    </style:style>
    <style:style style:name="Tabla5.C" style:family="table-column">
      <style:table-column-properties style:column-width="10.823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Párrafo_20_de_20_lista">
      <style:paragraph-properties fo:text-align="justify" style:justify-single-word="false"/>
    </style:style>
    <style:style style:name="P3" style:family="paragraph" style:parent-style-name="Párrafo_20_de_20_lista" style:list-style-name="WW8Num9">
      <style:paragraph-properties fo:text-align="justify" style:justify-single-word="false"/>
    </style:style>
    <style:style style:name="P4" style:family="paragraph" style:parent-style-name="Párrafo_20_de_20_lista" style:list-style-name="WW8Num4">
      <style:paragraph-properties fo:text-align="justify" style:justify-single-word="false"/>
    </style:style>
    <style:style style:name="P5" style:family="paragraph" style:parent-style-name="Párrafo_20_de_20_lista" style:list-style-name="WW8Num3">
      <style:paragraph-properties fo:text-align="justify" style:justify-single-word="false"/>
    </style:style>
    <style:style style:name="P6" style:family="paragraph" style:parent-style-name="Párrafo_20_de_20_lista">
      <style:paragraph-properties fo:margin-left="2.54cm" fo:margin-right="0cm" fo:text-align="justify" style:justify-single-word="false" fo:text-indent="0cm" style:auto-text-indent="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snap-to-layout-grid="false"/>
    </style:style>
    <style:style style:name="P9" style:family="paragraph" style:parent-style-name="Standard">
      <style:paragraph-properties fo:text-align="justify" style:justify-single-word="false"/>
    </style:style>
    <style:style style:name="P10" style:family="paragraph" style:parent-style-name="Standard" style:list-style-name="WW8Num1">
      <style:paragraph-properties fo:text-align="justify" style:justify-single-word="false"/>
    </style:style>
    <style:style style:name="P11" style:family="paragraph" style:parent-style-name="Standard">
      <style:paragraph-properties fo:text-align="justify" style:justify-single-word="false" style:snap-to-layout-grid="false"/>
    </style:style>
    <style:style style:name="P12" style:family="paragraph" style:parent-style-name="Standard" style:list-style-name="WW8Num7">
      <style:paragraph-properties fo:text-align="justify" style:justify-single-word="false"/>
    </style:style>
    <style:style style:name="P13" style:family="paragraph" style:parent-style-name="Standard" style:list-style-name="WW8Num2">
      <style:paragraph-properties fo:text-align="justify" style:justify-single-word="false"/>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snap-to-layout-grid="false"/>
      <style:text-properties fo:font-weight="bold" style:font-weight-asian="bold"/>
    </style:style>
    <style:style style:name="P16" style:family="paragraph" style:parent-style-name="Standard">
      <style:paragraph-properties fo:text-align="end" style:justify-single-word="false" style:snap-to-layout-grid="false"/>
      <style:text-properties fo:font-weight="bold" style:font-weight-asian="bold"/>
    </style:style>
    <style:style style:name="P17" style:family="paragraph" style:parent-style-name="Standard">
      <style:paragraph-properties fo:text-align="justify" style:justify-single-word="false"/>
      <style:text-properties fo:font-weight="bold" style:font-weight-asian="bold"/>
    </style:style>
    <style:style style:name="P18" style:family="paragraph" style:parent-style-name="Standard">
      <style:paragraph-properties fo:text-align="justify" style:justify-single-word="false" style:snap-to-layout-grid="false"/>
      <style:text-properties fo:font-weight="bold" style:font-weight-asian="bold"/>
    </style:style>
    <style:style style:name="P19" style:family="paragraph" style:parent-style-name="Standard" style:list-style-name="WW8Num8">
      <style:paragraph-properties fo:text-align="justify" style:justify-single-word="false"/>
      <style:text-properties fo:font-weight="bold" style:font-weight-asian="bold"/>
    </style:style>
    <style:style style:name="P20" style:family="paragraph" style:parent-style-name="Standard" style:list-style-name="WW8Num2">
      <style:paragraph-properties fo:text-align="justify" style:justify-single-word="false"/>
      <style:text-properties fo:font-weight="bold" style:font-weight-asian="bold"/>
    </style:style>
    <style:style style:name="P21" style:family="paragraph" style:parent-style-name="Standard">
      <style:text-properties style:text-underline-style="solid" style:text-underline-width="auto" style:text-underline-color="font-color" fo:font-weight="bold" style:font-weight-asian="bold"/>
    </style:style>
    <style:style style:name="P22" style:family="paragraph" style:parent-style-name="Standard">
      <style:paragraph-properties fo:text-align="justify" style:justify-single-word="false"/>
      <style:text-properties style:text-underline-style="solid" style:text-underline-width="auto" style:text-underline-color="font-color"/>
    </style:style>
    <style:style style:name="P23" style:family="paragraph" style:parent-style-name="Standard">
      <style:paragraph-properties fo:text-align="justify" style:justify-single-word="false" style:snap-to-layout-grid="false"/>
      <style:text-properties style:text-underline-style="solid" style:text-underline-width="auto" style:text-underline-color="font-color"/>
    </style:style>
    <style:style style:name="P24" style:family="paragraph" style:parent-style-name="Standard" style:list-style-name="WW8Num7"/>
    <style:style style:name="P25" style:family="paragraph" style:parent-style-name="Standard">
      <style:paragraph-properties fo:text-align="end" style:justify-single-word="false" style:snap-to-layout-grid="false"/>
    </style:style>
    <style:style style:name="P26" style:family="paragraph" style:parent-style-name="Standard">
      <style:paragraph-properties fo:text-align="justify" style:justify-single-word="false" style:snap-to-layout-grid="false"/>
      <style:text-properties fo:font-size="10pt" fo:font-weight="bold" style:font-size-asian="10pt" style:font-weight-asian="bold" style:font-size-complex="10pt"/>
    </style:style>
    <style:style style:name="P27" style:family="paragraph" style:parent-style-name="Standard">
      <style:paragraph-properties fo:text-align="justify" style:justify-single-word="false" style:snap-to-layout-grid="false"/>
      <style:text-properties fo:font-size="10pt" style:text-underline-style="solid" style:text-underline-width="auto" style:text-underline-color="font-color" fo:font-weight="bold" style:font-size-asian="10pt" style:font-weight-asian="bold" style:font-size-complex="10pt"/>
    </style:style>
    <style:style style:name="P28" style:family="paragraph" style:parent-style-name="Standard">
      <style:paragraph-properties fo:text-align="justify" style:justify-single-word="false" style:snap-to-layout-grid="false"/>
      <style:text-properties fo:font-size="11pt" style:font-size-asian="11pt" style:font-size-complex="11pt"/>
    </style:style>
    <style:style style:name="P29" style:family="paragraph" style:parent-style-name="Standard">
      <style:paragraph-properties fo:text-align="center" style:justify-single-word="false"/>
      <style:text-properties fo:font-style="italic" fo:font-weight="bold" style:font-style-asian="italic" style:font-weight-asian="bold"/>
    </style:style>
    <style:style style:name="P30" style:family="paragraph" style:parent-style-name="Standard">
      <style:paragraph-properties fo:text-align="justify" style:justify-single-word="false"/>
      <style:text-properties fo:font-style="italic" fo:font-weight="bold" style:font-style-asian="italic" style:font-weight-asian="bold"/>
    </style:style>
    <style:style style:name="P31" style:family="paragraph" style:parent-style-name="Standard">
      <style:paragraph-properties fo:text-align="start" style:justify-single-word="false"/>
      <style:text-properties fo:font-style="italic" fo:font-weight="bold" style:font-style-asian="italic" style:font-weight-asian="bold"/>
    </style:style>
    <style:style style:name="P32" style:family="paragraph" style:parent-style-name="Standard">
      <style:paragraph-properties fo:text-align="center" style:justify-single-word="false" fo:padding-left="0.141cm" fo:padding-right="0.141cm" fo:padding-top="0.035cm" fo:padding-bottom="0.035cm" fo:border="0.51pt solid #000000"/>
    </style:style>
    <style:style style:name="P33" style:family="paragraph" style:parent-style-name="Standard">
      <style:paragraph-properties fo:margin-left="0.635cm" fo:margin-right="0cm" fo:text-align="justify" style:justify-single-word="false" fo:text-indent="0cm" style:auto-text-indent="false"/>
    </style:style>
    <style:style style:name="P34" style:family="paragraph" style:parent-style-name="Standard">
      <style:paragraph-properties fo:margin-left="0.635cm" fo:margin-right="0cm" fo:text-align="center" style:justify-single-word="false" fo:text-indent="0cm" style:auto-text-indent="false"/>
    </style:style>
    <style:style style:name="P35" style:family="paragraph" style:parent-style-name="Standard">
      <style:paragraph-properties fo:margin-left="0.635cm" fo:margin-right="0cm" fo:text-align="justify" style:justify-single-word="false" fo:text-indent="0cm" style:auto-text-indent="false"/>
      <style:text-properties fo:font-weight="bold" style:font-weight-asian="bold"/>
    </style:style>
    <style:style style:name="P36" style:family="paragraph" style:parent-style-name="Standard">
      <style:paragraph-properties fo:margin-left="0.106cm" fo:margin-right="0cm" fo:text-align="justify" style:justify-single-word="false" fo:text-indent="0cm" style:auto-text-indent="false"/>
    </style:style>
    <style:style style:name="P37"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2"><text:span text:style-name="T1">ACTA DE LA 1ª EVALUACIÓN </text:span></text:p>
      <text:p text:style-name="P32"><text:span text:style-name="T1"><text:s text:c="2"/>CURSO: 2011-2012</text:span></text:p>
      <text:p text:style-name="P32"><text:span text:style-name="T1">GRUPO: 1º </text:span></text:p>
      <text:p text:style-name="Standard"/>
      <text:p text:style-name="P9">En Haría, siendo las 17:00 horas del día 20 de Diciembre <text:s/>de 2011, se reúne el Equipo Educativo de 2º de Bachillerato para llevar a cabo la sesión de la primera evaluación.</text:p>
      <text:p text:style-name="P9"><text:s text:c="3"/>Asisten los siguientes profesores: </text:p>
      <text:list xml:id="list1372226238" text:style-name="WW8Num1">
        <text:list-item>
          <text:p text:style-name="P10">Juan Pérez Luis (Lengua Castellana y Literatura)</text:p>
        </text:list-item>
        <text:list-item>
          <text:p text:style-name="P10">Isidro Sebastián Serrano Perera (Filosofía II)</text:p>
        </text:list-item>
        <text:list-item>
          <text:p text:style-name="P10">Dácil González Lorenzo (Biología)</text:p>
        </text:list-item>
        <text:list-item>
          <text:p text:style-name="P10">Manuel Perdomo Perdomo (Historia de España y Geografía)</text:p>
        </text:list-item>
        <text:list-item>
          <text:p text:style-name="P10">Susana Lombardo González (Biología Humana)</text:p>
        </text:list-item>
        <text:list-item>
          <text:p text:style-name="P10">Epifanio González García (Química)</text:p>
        </text:list-item>
        <text:list-item>
          <text:p text:style-name="P10">Margarita Borges Bermúdez (Matemáticas II)</text:p>
        </text:list-item>
        <text:list-item>
          <text:p text:style-name="P10">César González González (Economía y Organización de Empresas, Fundamentos de Administración. Tutor)</text:p>
        </text:list-item>
      </text:list>
      <text:p text:style-name="P9"/>
      <text:p text:style-name="P9">No asisten los siguientes profesores/as:</text:p>
      <text:list xml:id="list1707572731" text:continue-numbering="true" text:style-name="WW8Num1">
        <text:list-item>
          <text:p text:style-name="P10">Beatriz Medina Trujillo (Inglés)</text:p>
        </text:list-item>
        <text:list-item>
          <text:p text:style-name="P10">Enrique Pérez Coll (Matemáticas II)</text:p>
        </text:list-item>
      </text:list>
      <text:p text:style-name="Standard"/>
      <text:p text:style-name="P14">DESARROLLO DE LA SESIÓN</text:p>
      <text:p text:style-name="P21">Primera Parte:</text:p>
      <text:p text:style-name="P9">Participan los alumnos Carlos Rodríguez Alonso (subdelegado) y Coraima Niz Betancor.</text:p>
      <text:p text:style-name="Standard"/>
      <text:p text:style-name="P21">Segunda Parte:</text:p>
      <text:p text:style-name="P21"/>
      <text:p text:style-name="P14">1.- INFORMACIÓN AL PROFESORADO DEL GRUPO DE LOS SIGUIENTES ASPECTOS:</text:p>
      <text:p text:style-name="P14"/>
      <text:list xml:id="list383987251" text:style-name="WW8Num7">
        <text:list-item>
          <text:list>
            <text:list-item>
              <text:p text:style-name="P24"><text:span text:style-name="T1">CARACTERÍSTICAS DEL GRUPO</text:span></text:p>
            </text:list-item>
          </text:list>
        </text:list-item>
      </text:list>
      <text:p text:style-name="P9"><text:s text:c="2"/>Grupo de 2º de Bachillerato mixto formado por 25 alumnos/as (13 alumnos del Bachillerato de Humanidades y C. Sociales y 12 alumnos del Bachillerato Científico-Tecnológico). </text:p>
      <table:table table:name="Tabla1" table:style-name="Tabla1">
        <table:table-column table:style-name="Tabla1.A" table:number-columns-repeated="3"/>
        <table:table-column table:style-name="Tabla1.D"/>
        <table:table-row table:style-name="Tabla1.1">
          <table:table-cell table:style-name="Tabla1.A1" office:value-type="string">
            <text:p text:style-name="P11"/>
          </table:table-cell>
          <table:table-cell table:style-name="Tabla1.A1" office:value-type="string">
            <text:p text:style-name="P15">2º BHS</text:p>
          </table:table-cell>
          <table:table-cell table:style-name="Tabla1.A1" office:value-type="string">
            <text:p text:style-name="P15">2º BCT</text:p>
          </table:table-cell>
          <table:table-cell table:style-name="Tabla1.D1" office:value-type="string">
            <text:p text:style-name="P15">TOTAL:</text:p>
          </table:table-cell>
        </table:table-row>
        <table:table-row table:style-name="Tabla1.1">
          <table:table-cell table:style-name="Tabla1.A1" office:value-type="string">
            <text:p text:style-name="P11">Alumnos</text:p>
          </table:table-cell>
          <table:table-cell table:style-name="Tabla1.A1" office:value-type="string">
            <text:p text:style-name="P25">4</text:p>
          </table:table-cell>
          <table:table-cell table:style-name="Tabla1.A1" office:value-type="string">
            <text:p text:style-name="P25">6</text:p>
          </table:table-cell>
          <table:table-cell table:style-name="Tabla1.D1" office:value-type="string">
            <text:p text:style-name="P25">10</text:p>
          </table:table-cell>
        </table:table-row>
        <table:table-row table:style-name="Tabla1.1">
          <table:table-cell table:style-name="Tabla1.A1" office:value-type="string">
            <text:p text:style-name="P11">Alumnas</text:p>
          </table:table-cell>
          <table:table-cell table:style-name="Tabla1.A1" office:value-type="string">
            <text:p text:style-name="P25">9</text:p>
          </table:table-cell>
          <table:table-cell table:style-name="Tabla1.A1" office:value-type="string">
            <text:p text:style-name="P25">6</text:p>
          </table:table-cell>
          <table:table-cell table:style-name="Tabla1.D1" office:value-type="string">
            <text:p text:style-name="P25">15</text:p>
          </table:table-cell>
        </table:table-row>
        <table:table-row table:style-name="Tabla1.1">
          <table:table-cell table:style-name="Tabla1.A1" office:value-type="string">
            <text:p text:style-name="P11">Total</text:p>
          </table:table-cell>
          <table:table-cell table:style-name="Tabla1.A1" office:value-type="string">
            <text:p text:style-name="P16">13</text:p>
          </table:table-cell>
          <table:table-cell table:style-name="Tabla1.A1" office:value-type="string">
            <text:p text:style-name="P16">12</text:p>
          </table:table-cell>
          <table:table-cell table:style-name="Tabla1.D1" office:value-type="string">
            <text:p text:style-name="P16">25</text:p>
          </table:table-cell>
        </table:table-row>
      </table:table>
      <text:p text:style-name="P9"/>
      <text:p text:style-name="P9">El alumnado asiste de forma conjunta a las materias: Historia de España, Filosofía II, Inglés, Lengua Castellana y Literatura. En las restantes asignaturas <text:s/>se separan en las diferentes materias de modalidad y optativas.</text:p>
      <text:p text:style-name="P9"/>
      <text:p text:style-name="P9"/>
      <text:p text:style-name="P9"/>
      <text:p text:style-name="P9"/>
      <text:p text:style-name="P9"/>
      <text:p text:style-name="P9"/>
      <text:p text:style-name="P22"><text:soft-page-break/>Resultados proceso aprendizaje:</text:p>
      <table:table table:name="Tabla2" table:style-name="Tabla2">
        <table:table-column table:style-name="Tabla2.A" table:number-columns-repeated="3"/>
        <table:table-column table:style-name="Tabla2.D"/>
        <table:table-row table:style-name="Tabla2.1">
          <table:table-cell table:style-name="Tabla2.A1" office:value-type="string">
            <text:p text:style-name="P23"/>
          </table:table-cell>
          <table:table-cell table:style-name="Tabla2.A1" office:value-type="string">
            <text:p text:style-name="P26">Bach. Ciencias</text:p>
          </table:table-cell>
          <table:table-cell table:style-name="Tabla2.A1" office:value-type="string">
            <text:p text:style-name="P26">Bach Humanidades</text:p>
          </table:table-cell>
          <table:table-cell table:style-name="Tabla2.D1" office:value-type="string">
            <text:p text:style-name="P27">TOTAL:</text:p>
          </table:table-cell>
        </table:table-row>
        <table:table-row table:style-name="Tabla2.1">
          <table:table-cell table:style-name="Tabla2.A1" office:value-type="string">
            <text:p text:style-name="P28">Aprueban todo:</text:p>
          </table:table-cell>
          <table:table-cell table:style-name="Tabla2.A1" office:value-type="string">
            <text:p text:style-name="P25">7</text:p>
          </table:table-cell>
          <table:table-cell table:style-name="Tabla2.A1" office:value-type="string">
            <text:p text:style-name="P25">7</text:p>
          </table:table-cell>
          <table:table-cell table:style-name="Tabla2.D1" office:value-type="string">
            <text:p text:style-name="P25">14</text:p>
          </table:table-cell>
        </table:table-row>
        <table:table-row table:style-name="Tabla2.1">
          <table:table-cell table:style-name="Tabla2.A1" office:value-type="string">
            <text:p text:style-name="P28">Una materia pendiente</text:p>
          </table:table-cell>
          <table:table-cell table:style-name="Tabla2.A1" office:value-type="string">
            <text:p text:style-name="P25">4</text:p>
          </table:table-cell>
          <table:table-cell table:style-name="Tabla2.A1" office:value-type="string">
            <text:p text:style-name="P25">2</text:p>
          </table:table-cell>
          <table:table-cell table:style-name="Tabla2.D1" office:value-type="string">
            <text:p text:style-name="P25">6</text:p>
          </table:table-cell>
        </table:table-row>
        <table:table-row table:style-name="Tabla2.1">
          <table:table-cell table:style-name="Tabla2.A1" office:value-type="string">
            <text:p text:style-name="P11">Dos materias pendientes</text:p>
          </table:table-cell>
          <table:table-cell table:style-name="Tabla2.A1" office:value-type="string">
            <text:p text:style-name="P25">0</text:p>
          </table:table-cell>
          <table:table-cell table:style-name="Tabla2.A1" office:value-type="string">
            <text:p text:style-name="P25">1</text:p>
          </table:table-cell>
          <table:table-cell table:style-name="Tabla2.D1" office:value-type="string">
            <text:p text:style-name="P25">1</text:p>
          </table:table-cell>
        </table:table-row>
        <table:table-row table:style-name="Tabla2.1">
          <table:table-cell table:style-name="Tabla2.A1" office:value-type="string">
            <text:p text:style-name="P11">Tres o más </text:p>
          </table:table-cell>
          <table:table-cell table:style-name="Tabla2.A1" office:value-type="string">
            <text:p text:style-name="P25">1</text:p>
          </table:table-cell>
          <table:table-cell table:style-name="Tabla2.A1" office:value-type="string">
            <text:p text:style-name="P25">3</text:p>
          </table:table-cell>
          <table:table-cell table:style-name="Tabla2.D1" office:value-type="string">
            <text:p text:style-name="P25">4</text:p>
          </table:table-cell>
        </table:table-row>
        <table:table-row table:style-name="Tabla2.1">
          <table:table-cell table:style-name="Tabla2.A1" office:value-type="string">
            <text:p text:style-name="P15">TOTALES:</text:p>
          </table:table-cell>
          <table:table-cell table:style-name="Tabla2.A1" office:value-type="string">
            <text:p text:style-name="P16">12</text:p>
          </table:table-cell>
          <table:table-cell table:style-name="Tabla2.A1" office:value-type="string">
            <text:p text:style-name="P16">13</text:p>
          </table:table-cell>
          <table:table-cell table:style-name="Tabla2.D1" office:value-type="string">
            <text:p text:style-name="P16">25</text:p>
          </table:table-cell>
        </table:table-row>
      </table:table>
      <text:p text:style-name="P9"/>
      <text:p text:style-name="P9"/>
      <text:p text:style-name="P17">1.2. ALUMNADO REPETIDOR</text:p>
      <text:p text:style-name="P9"><text:s text:c="2"/>Dentro del grupo hay un <text:span text:style-name="T2">alumno repetidor</text:span>: Ignacio Fontes Luzardo, que tiene aprobadas Fundamentos de Administración y Filosofía. Cursa como materias de modalidad: Economía, Geografía y Química.</text:p>
      <text:p text:style-name="P9"/>
      <text:list xml:id="list907602837" text:continue-numbering="true" text:style-name="WW8Num7">
        <text:list-item>
          <text:list>
            <text:list-item>
              <text:p text:style-name="P12"><text:span text:style-name="T1">ALUMNADO CON MATERIAS PENDIENTES</text:span></text:p>
            </text:list-item>
          </text:list>
        </text:list-item>
      </text:list>
      <text:p text:style-name="P9"><text:s text:c="3"/>Los alumnos con materias pendientes son en total cuatro: dos del Bachillerato de Humanidades y Ciencias Sociales, y dos del Bachillerato Científico-Tecnológico.</text:p>
      <text:p text:style-name="P9"><text:s text:c="5"/>Los alumnos de la modalidad de Bachillerato de Humanidades y Ciencias Sociales con asignaturas pendientes son los siguientes:</text:p>
      <text:list xml:id="list984720280" text:style-name="WW8Num2">
        <text:list-item>
          <text:p text:style-name="P13">Acorán Curbelo Muñoz. Pendiente Latín de 1º Bachillerato.</text:p>
        </text:list-item>
        <text:list-item>
          <text:p text:style-name="P13">Kevin Jesús Muñoz Rodríguez. Pendiente Historia del Mundo Contemporáneo, de 1º Bachillerato.</text:p>
        </text:list-item>
      </text:list>
      <text:p text:style-name="P33"/>
      <text:p text:style-name="P36"><text:s text:c="2"/>Los alumnos de la modalidad del Bachillerato Científico-Tecnológico con asignaturas pendientes son los siguientes:</text:p>
      <text:list xml:id="list745217039" text:continue-numbering="true" text:style-name="WW8Num2">
        <text:list-item>
          <text:p text:style-name="P13">Daniel Basilio González Suárez: Tiene pendiente Física y Química de 1º Bachillerato.</text:p>
        </text:list-item>
        <text:list-item>
          <text:p text:style-name="P13">Atasara Henríquez Santana. Cambió de modalidad (desde Humanidades al Científico Tecnológico). Está matriculada en Biología, Física y Química y Matemáticas 1, de 1º Bachillerato.</text:p>
        </text:list-item>
      </text:list>
      <text:p text:style-name="P36"/>
      <text:p text:style-name="P17">2.- VACIADO CUESTIONARIOS DE AUTOEVALUACIÓN:</text:p>
      <text:list xml:id="list447215932" text:style-name="WW8Num9">
        <text:list-item>
          <text:p text:style-name="P3">Califica el rendimiento en esta evaluación:</text:p>
        </text:list-item>
      </text:list>
      <text:p text:style-name="P33">Bueno: 7 <text:tab/>Normal: 7<text:tab/>Bajo: 1</text:p>
      <text:list xml:id="list1136140947" text:continue-numbering="true" text:style-name="WW8Num9">
        <text:list-item>
          <text:p text:style-name="P3">Valora estos aspectos relacionados con la clase:</text:p>
        </text:list-item>
      </text:list>
      <table:table table:name="Tabla3" table:style-name="Tabla3">
        <table:table-column table:style-name="Tabla3.A"/>
        <table:table-column table:style-name="Tabla3.B" table:number-columns-repeated="2"/>
        <table:table-column table:style-name="Tabla3.D"/>
        <table:table-row table:style-name="Tabla3.1">
          <table:table-cell table:style-name="Tabla3.A1" office:value-type="string">
            <text:p text:style-name="P11"/>
          </table:table-cell>
          <table:table-cell table:style-name="Tabla3.A1" office:value-type="string">
            <text:p text:style-name="P18">POCO</text:p>
          </table:table-cell>
          <table:table-cell table:style-name="Tabla3.A1" office:value-type="string">
            <text:p text:style-name="P18">REGULAR</text:p>
          </table:table-cell>
          <table:table-cell table:style-name="Tabla3.D1" office:value-type="string">
            <text:p text:style-name="P18">BUENO</text:p>
          </table:table-cell>
        </table:table-row>
        <table:table-row table:style-name="Tabla3.1">
          <table:table-cell table:style-name="Tabla3.A1" office:value-type="string">
            <text:p text:style-name="P11">Clase limpia y ordenada</text:p>
          </table:table-cell>
          <table:table-cell table:style-name="Tabla3.A1" office:value-type="string">
            <text:p text:style-name="P8">7 (41%)</text:p>
          </table:table-cell>
          <table:table-cell table:style-name="Tabla3.A1" office:value-type="string">
            <text:p text:style-name="P8"><text:span text:style-name="T1">9 (53%)</text:span></text:p>
          </table:table-cell>
          <table:table-cell table:style-name="Tabla3.D1" office:value-type="string">
            <text:p text:style-name="P8">1</text:p>
          </table:table-cell>
        </table:table-row>
        <table:table-row table:style-name="Tabla3.1">
          <table:table-cell table:style-name="Tabla3.A1" office:value-type="string">
            <text:p text:style-name="P11">Respetar materiales y mobiliario</text:p>
          </table:table-cell>
          <table:table-cell table:style-name="Tabla3.A1" office:value-type="string">
            <text:p text:style-name="P8">2</text:p>
          </table:table-cell>
          <table:table-cell table:style-name="Tabla3.A1" office:value-type="string">
            <text:p text:style-name="P8">7 (47%)</text:p>
          </table:table-cell>
          <table:table-cell table:style-name="Tabla3.D1" office:value-type="string">
            <text:p text:style-name="P8">7 (47%)</text:p>
          </table:table-cell>
        </table:table-row>
        <table:table-row table:style-name="Tabla3.1">
          <table:table-cell table:style-name="Tabla3.A1" office:value-type="string">
            <text:p text:style-name="P11">Clima trabajo adecuado</text:p>
          </table:table-cell>
          <table:table-cell table:style-name="Tabla3.A1" office:value-type="string">
            <text:p text:style-name="P8">1</text:p>
          </table:table-cell>
          <table:table-cell table:style-name="Tabla3.A1" office:value-type="string">
            <text:p text:style-name="P8">5</text:p>
          </table:table-cell>
          <table:table-cell table:style-name="Tabla3.D1" office:value-type="string">
            <text:p text:style-name="P8"><text:span text:style-name="T1">11 (65%)</text:span></text:p>
          </table:table-cell>
        </table:table-row>
        <table:table-row table:style-name="Tabla3.1">
          <table:table-cell table:style-name="Tabla3.A1" office:value-type="string">
            <text:p text:style-name="P11">Grado compañerismo</text:p>
          </table:table-cell>
          <table:table-cell table:style-name="Tabla3.A1" office:value-type="string">
            <text:p text:style-name="P8">1</text:p>
          </table:table-cell>
          <table:table-cell table:style-name="Tabla3.A1" office:value-type="string">
            <text:p text:style-name="P8">1</text:p>
          </table:table-cell>
          <table:table-cell table:style-name="Tabla3.D1" office:value-type="string">
            <text:p text:style-name="P8"><text:span text:style-name="T1">15 (88%)</text:span></text:p>
          </table:table-cell>
        </table:table-row>
        <table:table-row table:style-name="Tabla3.1">
          <table:table-cell table:style-name="Tabla3.A1" office:value-type="string">
            <text:p text:style-name="P11">Respeto opiniones </text:p>
          </table:table-cell>
          <table:table-cell table:style-name="Tabla3.A1" office:value-type="string">
            <text:p text:style-name="P8">1</text:p>
          </table:table-cell>
          <table:table-cell table:style-name="Tabla3.A1" office:value-type="string">
            <text:p text:style-name="P8">7 (44%)</text:p>
          </table:table-cell>
          <table:table-cell table:style-name="Tabla3.D1" office:value-type="string">
            <text:p text:style-name="P8"><text:span text:style-name="T1">8 (50%)</text:span></text:p>
          </table:table-cell>
        </table:table-row>
        <table:table-row table:style-name="Tabla3.1">
          <table:table-cell table:style-name="Tabla3.A1" office:value-type="string">
            <text:p text:style-name="P11">Convivencia grupo buena</text:p>
          </table:table-cell>
          <table:table-cell table:style-name="Tabla3.A1" office:value-type="string">
            <text:p text:style-name="P8">0</text:p>
          </table:table-cell>
          <table:table-cell table:style-name="Tabla3.A1" office:value-type="string">
            <text:p text:style-name="P8">3</text:p>
          </table:table-cell>
          <table:table-cell table:style-name="Tabla3.D1" office:value-type="string">
            <text:p text:style-name="P8"><text:span text:style-name="T1">14 (82%)</text:span></text:p>
          </table:table-cell>
        </table:table-row>
      </table:table>
      <text:p text:style-name="P34"><text:soft-page-break/></text:p>
      <text:list xml:id="list799665391" text:continue-numbering="true" text:style-name="WW8Num9">
        <text:list-item>
          <text:p text:style-name="P3">Valora tu capacidad de:</text:p>
        </text:list-item>
      </text:list>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1"/>
          </table:table-cell>
          <table:table-cell table:style-name="Tabla4.A1" office:value-type="string">
            <text:p text:style-name="P15">POCO</text:p>
          </table:table-cell>
          <table:table-cell table:style-name="Tabla4.A1" office:value-type="string">
            <text:p text:style-name="P15">REGULAR</text:p>
          </table:table-cell>
          <table:table-cell table:style-name="Tabla4.D1" office:value-type="string">
            <text:p text:style-name="P15">BUENO</text:p>
          </table:table-cell>
        </table:table-row>
        <table:table-row table:style-name="Tabla4.1">
          <table:table-cell table:style-name="Tabla4.A1" office:value-type="string">
            <text:p text:style-name="P11">Razonamiento</text:p>
          </table:table-cell>
          <table:table-cell table:style-name="Tabla4.A1" office:value-type="string">
            <text:p text:style-name="P8"/>
          </table:table-cell>
          <table:table-cell table:style-name="Tabla4.A1" office:value-type="string">
            <text:p text:style-name="P8"><text:span text:style-name="T1">13 (76%)</text:span></text:p>
          </table:table-cell>
          <table:table-cell table:style-name="Tabla4.D1" office:value-type="string">
            <text:p text:style-name="P8">4</text:p>
          </table:table-cell>
        </table:table-row>
        <table:table-row table:style-name="Tabla4.1">
          <table:table-cell table:style-name="Tabla4.A1" office:value-type="string">
            <text:p text:style-name="P11">Interés estudio</text:p>
          </table:table-cell>
          <table:table-cell table:style-name="Tabla4.A1" office:value-type="string">
            <text:p text:style-name="P8"/>
          </table:table-cell>
          <table:table-cell table:style-name="Tabla4.A1" office:value-type="string">
            <text:p text:style-name="P8">7</text:p>
          </table:table-cell>
          <table:table-cell table:style-name="Tabla4.D1" office:value-type="string">
            <text:p text:style-name="P8"><text:span text:style-name="T1">9 (56%)</text:span></text:p>
          </table:table-cell>
        </table:table-row>
        <table:table-row table:style-name="Tabla4.1">
          <table:table-cell table:style-name="Tabla4.A1" office:value-type="string">
            <text:p text:style-name="P11">Tiempo estudio</text:p>
          </table:table-cell>
          <table:table-cell table:style-name="Tabla4.A1" office:value-type="string">
            <text:p text:style-name="P8">1</text:p>
          </table:table-cell>
          <table:table-cell table:style-name="Tabla4.A1" office:value-type="string">
            <text:p text:style-name="P8"><text:span text:style-name="T1">13 (87%)</text:span></text:p>
          </table:table-cell>
          <table:table-cell table:style-name="Tabla4.D1" office:value-type="string">
            <text:p text:style-name="P8">2</text:p>
          </table:table-cell>
        </table:table-row>
        <table:table-row table:style-name="Tabla4.1">
          <table:table-cell table:style-name="Tabla4.A1" office:value-type="string">
            <text:p text:style-name="P11">Resolución problemas</text:p>
          </table:table-cell>
          <table:table-cell table:style-name="Tabla4.A1" office:value-type="string">
            <text:p text:style-name="P8">3</text:p>
          </table:table-cell>
          <table:table-cell table:style-name="Tabla4.A1" office:value-type="string">
            <text:p text:style-name="P8"><text:span text:style-name="T1">11 (69%)</text:span></text:p>
          </table:table-cell>
          <table:table-cell table:style-name="Tabla4.D1" office:value-type="string">
            <text:p text:style-name="P8">2</text:p>
          </table:table-cell>
        </table:table-row>
        <table:table-row table:style-name="Tabla4.1">
          <table:table-cell table:style-name="Tabla4.A1" office:value-type="string">
            <text:p text:style-name="P11">Planificación trabajo</text:p>
          </table:table-cell>
          <table:table-cell table:style-name="Tabla4.A1" office:value-type="string">
            <text:p text:style-name="P8">3</text:p>
          </table:table-cell>
          <table:table-cell table:style-name="Tabla4.A1" office:value-type="string">
            <text:p text:style-name="P8"><text:span text:style-name="T1">9 (45%)</text:span></text:p>
          </table:table-cell>
          <table:table-cell table:style-name="Tabla4.D1" office:value-type="string">
            <text:p text:style-name="P8">8 (40%)</text:p>
          </table:table-cell>
        </table:table-row>
        <table:table-row table:style-name="Tabla4.1">
          <table:table-cell table:style-name="Tabla4.A1" office:value-type="string">
            <text:p text:style-name="P11">Concentración</text:p>
          </table:table-cell>
          <table:table-cell table:style-name="Tabla4.A1" office:value-type="string">
            <text:p text:style-name="P8">2</text:p>
          </table:table-cell>
          <table:table-cell table:style-name="Tabla4.A1" office:value-type="string">
            <text:p text:style-name="P8"><text:span text:style-name="T1">14 (82%)</text:span></text:p>
          </table:table-cell>
          <table:table-cell table:style-name="Tabla4.D1" office:value-type="string">
            <text:p text:style-name="P8">1</text:p>
          </table:table-cell>
        </table:table-row>
      </table:table>
      <text:p text:style-name="P33"/>
      <text:list xml:id="list1266074401" text:continue-numbering="true" text:style-name="WW8Num9">
        <text:list-item>
          <text:p text:style-name="P3">Dificultades más importantes</text:p>
          <text:list>
            <text:list-item>
              <text:p text:style-name="P3">En el aprendizaje de los contenidos de:</text:p>
            </text:list-item>
          </text:list>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1">Lengua</text:p>
          </table:table-cell>
          <table:table-cell table:style-name="Tabla5.A1" office:value-type="string">
            <text:p text:style-name="P8">8</text:p>
          </table:table-cell>
          <table:table-cell table:style-name="Tabla5.C1" office:value-type="string">
            <text:p text:style-name="P11">Dificultad y extensión de contenidos, mejorar explicaciones</text:p>
          </table:table-cell>
        </table:table-row>
        <table:table-row table:style-name="Tabla5.1">
          <table:table-cell table:style-name="Tabla5.A1" office:value-type="string">
            <text:p text:style-name="P11">Inglés</text:p>
          </table:table-cell>
          <table:table-cell table:style-name="Tabla5.A1" office:value-type="string">
            <text:p text:style-name="P8">6</text:p>
          </table:table-cell>
          <table:table-cell table:style-name="Tabla5.C1" office:value-type="string">
            <text:p text:style-name="P11">Mal nivel de años anteriores. Les cuesta</text:p>
          </table:table-cell>
        </table:table-row>
        <table:table-row table:style-name="Tabla5.1">
          <table:table-cell table:style-name="Tabla5.A1" office:value-type="string">
            <text:p text:style-name="P11">Matemáticas</text:p>
          </table:table-cell>
          <table:table-cell table:style-name="Tabla5.A1" office:value-type="string">
            <text:p text:style-name="P8">5</text:p>
          </table:table-cell>
          <table:table-cell table:style-name="Tabla5.C1" office:value-type="string">
            <text:p text:style-name="P11">Contenidos difíciles</text:p>
          </table:table-cell>
        </table:table-row>
        <table:table-row table:style-name="Tabla5.1">
          <table:table-cell table:style-name="Tabla5.A1" office:value-type="string">
            <text:p text:style-name="P11">Economía</text:p>
          </table:table-cell>
          <table:table-cell table:style-name="Tabla5.A1" office:value-type="string">
            <text:p text:style-name="P8">5</text:p>
          </table:table-cell>
          <table:table-cell table:style-name="Tabla5.C1" office:value-type="string">
            <text:p text:style-name="P11">Desconocen la asignatura. Mucho contenido. Exámenes largos</text:p>
          </table:table-cell>
        </table:table-row>
        <table:table-row table:style-name="Tabla5.1">
          <table:table-cell table:style-name="Tabla5.A1" office:value-type="string">
            <text:p text:style-name="P11">Historia</text:p>
          </table:table-cell>
          <table:table-cell table:style-name="Tabla5.A1" office:value-type="string">
            <text:p text:style-name="P8">1</text:p>
          </table:table-cell>
          <table:table-cell table:style-name="Tabla5.C1" office:value-type="string">
            <text:p text:style-name="P11">Contenidos muy extensos.</text:p>
          </table:table-cell>
        </table:table-row>
        <table:table-row table:style-name="Tabla5.1">
          <table:table-cell table:style-name="Tabla5.A1" office:value-type="string">
            <text:p text:style-name="P11">Química</text:p>
          </table:table-cell>
          <table:table-cell table:style-name="Tabla5.A1" office:value-type="string">
            <text:p text:style-name="P8">1</text:p>
          </table:table-cell>
          <table:table-cell table:style-name="Tabla5.C1" office:value-type="string">
            <text:p text:style-name="P11">Tiene poca base.</text:p>
          </table:table-cell>
        </table:table-row>
      </table:table>
      <text:p text:style-name="P9"/>
      <text:list xml:id="list1038688582" text:continue-numbering="true" text:style-name="WW8Num9">
        <text:list-item>
          <text:list>
            <text:list-item>
              <text:p text:style-name="P3">Relaciones con los demás.</text:p>
            </text:list-item>
          </text:list>
        </text:list-item>
      </text:list>
      <text:list xml:id="list1995427022" text:style-name="WW8Num4">
        <text:list-item>
          <text:p text:style-name="P4">En general bien. Hay problemas para elegir fechas exámenes en materias comunes de ciencias y <text:s/>letras.</text:p>
        </text:list-item>
        <text:list-item>
          <text:p text:style-name="P4">Los profesores deberían aceptar sus errores.</text:p>
        </text:list-item>
        <text:list-item>
          <text:p text:style-name="P4">Hay algunos alumnos que habla demasiado, molesta e interrumpe en clase.</text:p>
        </text:list-item>
      </text:list>
      <text:p text:style-name="P2"/>
      <text:list xml:id="list1931558919" text:continue-list="list1038688582" text:style-name="WW8Num9">
        <text:list-item>
          <text:list>
            <text:list-item>
              <text:p text:style-name="P3">Otros aspectos:</text:p>
            </text:list-item>
          </text:list>
        </text:list-item>
      </text:list>
      <text:list xml:id="list1195808545" text:style-name="WW8Num3">
        <text:list-item>
          <text:p text:style-name="P5">No hay tiempo para terminar los exámenes en una hora.</text:p>
        </text:list-item>
        <text:list-item>
          <text:p text:style-name="P5">Exámenes muy largos.</text:p>
        </text:list-item>
      </text:list>
      <text:p text:style-name="P2"/>
      <text:list xml:id="list2003886202" text:continue-list="list1931558919" text:style-name="WW8Num9">
        <text:list-item>
          <text:list>
            <text:list-item>
              <text:p text:style-name="P3">Causas de las dificultades:</text:p>
            </text:list-item>
          </text:list>
        </text:list-item>
      </text:list>
      <text:list xml:id="list1639567400" text:continue-list="list1195808545" text:style-name="WW8Num3">
        <text:list-item>
          <text:p text:style-name="P5"><text:s/>Alumnado de ciencias y humanidades comparten grupo.</text:p>
        </text:list-item>
        <text:list-item>
          <text:p text:style-name="P5">Tenemos que dedicar mucho tiempo a matemáticas y nos quita el disponible para otras materias.</text:p>
        </text:list-item>
        <text:list-item>
          <text:p text:style-name="P5">A veces hablamos en clase.</text:p>
        </text:list-item>
        <text:list-item>
          <text:p text:style-name="P5"><text:soft-page-break/>Tengo problemas en lengua con el profesor, en Economía porque los términos son difíciles y en inglés, porque siempre me ha costado.</text:p>
        </text:list-item>
        <text:list-item>
          <text:p text:style-name="P5">Falta de estudio y de tiempo para terminar el examen.</text:p>
        </text:list-item>
        <text:list-item>
          <text:p text:style-name="P5">Lengua es muy difícil y aleatorio, no hay orden en los apuntes.</text:p>
        </text:list-item>
        <text:list-item>
          <text:p text:style-name="P5">Los temarios son largos y no tenemos la suficiente base.</text:p>
        </text:list-item>
        <text:list-item>
          <text:p text:style-name="P5">Si un compañero molesta en clase que lo expulsen.</text:p>
        </text:list-item>
      </text:list>
      <text:p text:style-name="P2"/>
      <text:list xml:id="list1872670947" text:continue-list="list2003886202" text:style-name="WW8Num9">
        <text:list-item>
          <text:list>
            <text:list-item>
              <text:p text:style-name="P3">Posibles soluciones:</text:p>
            </text:list-item>
          </text:list>
        </text:list-item>
      </text:list>
      <text:list xml:id="list914649467" text:continue-list="list1639567400" text:style-name="WW8Num3">
        <text:list-item>
          <text:p text:style-name="P5"><text:s/>Dedicar más tiempo al estudio.</text:p>
        </text:list-item>
        <text:list-item>
          <text:p text:style-name="P5">Prestar más atención en clase.</text:p>
        </text:list-item>
        <text:list-item>
          <text:p text:style-name="P5">Que el profesor tenga más autoridad en la clase.</text:p>
        </text:list-item>
        <text:list-item>
          <text:p text:style-name="P5">Preguntar dudas en economía y que los apuntes de lengua estén más ordenados.</text:p>
        </text:list-item>
        <text:list-item>
          <text:p text:style-name="P5">Lengua centrar en contenidos PAU. Inglés, hacer más ejercicios.</text:p>
        </text:list-item>
        <text:list-item>
          <text:p text:style-name="P5">Que se hubieran conseguido dos grupos de 2º Bachillerato.</text:p>
        </text:list-item>
      </text:list>
      <text:p text:style-name="P2"/>
      <text:list xml:id="list353862954" text:continue-list="list1872670947" text:style-name="WW8Num9">
        <text:list-item>
          <text:list>
            <text:list-item>
              <text:p text:style-name="P3">Lo que más le gusta de clase: Compañerismo, amistad, buena relación</text:p>
            </text:list-item>
          </text:list>
        </text:list-item>
      </text:list>
      <text:p text:style-name="P6"/>
      <text:list xml:id="list1466783785" text:continue-numbering="true" text:style-name="WW8Num9">
        <text:list-item>
          <text:list>
            <text:list-item>
              <text:p text:style-name="P3">Otras propuestas:</text:p>
            </text:list-item>
          </text:list>
        </text:list-item>
      </text:list>
      <text:p text:style-name="Párrafo_20_de_20_lista"/>
      <text:list xml:id="list336333137" text:continue-list="list914649467" text:style-name="WW8Num3">
        <text:list-item>
          <text:p text:style-name="P5">Excursiones para todos (no solo humanidades)</text:p>
        </text:list-item>
        <text:list-item>
          <text:p text:style-name="P5">Ver más películas.</text:p>
        </text:list-item>
        <text:list-item>
          <text:p text:style-name="P5">Actividades extraescolares relacionadas con las asignaturas.</text:p>
        </text:list-item>
        <text:list-item>
          <text:p text:style-name="P5">Que en las clases de biología y biología humana no se pierdan clases por dedicarlas a estudiar otras asignaturas.</text:p>
        </text:list-item>
        <text:list-item>
          <text:p text:style-name="P5">Más orientación académica (estudios superiores).</text:p>
        </text:list-item>
        <text:list-item>
          <text:p text:style-name="P5">No poner examen oral de inglés en la PAU.</text:p>
        </text:list-item>
      </text:list>
      <text:p text:style-name="P17"/>
      <text:p text:style-name="P9"><text:span text:style-name="T1">3.- EVALUAR LA MARCHA DEL GRUPO EN RELACIÓN A:</text:span></text:p>
      <text:p text:style-name="P9"/>
      <text:p text:style-name="P9"><text:soft-page-break/><text:span text:style-name="T1">3.1. CONVIVENCIA GENERAL DEL GRUPO.</text:span></text:p>
      <text:p text:style-name="P9"><text:s text:c="3"/>No se han detectado hasta ahora ningún problema de convivencia entre los alumnos/as del grupo, ni se han dado casos de indisciplina en ninguna materia</text:p>
      <text:p text:style-name="P9">Se ha producido <text:s/>algún incidente al entrar con puntualidad en la clase.</text:p>
      <text:p text:style-name="P9"/>
      <text:p text:style-name="P9"/>
      <text:list xml:id="list1119684593" text:style-name="WW8Num8">
        <text:list-item>
          <text:list>
            <text:list-item>
              <text:p text:style-name="P19">MOTIVACIÓN, ACTITUD Y RENDIMIENTO EN CLASE.</text:p>
            </text:list-item>
          </text:list>
        </text:list-item>
      </text:list>
      <text:p text:style-name="P9">En general el grupo es trabajador, aunque hay diversidad.</text:p>
      <text:p text:style-name="P9">En filosofía los alumnos son poco trabajadores, con la excepción de Santiago, Carlos y Narciso.</text:p>
      <text:p text:style-name="P9">En Biología los alumnos Gabriel, Jesús y Daniel son habladores.</text:p>
      <text:p text:style-name="P17"/>
      <text:list xml:id="list1080734751" text:continue-numbering="true" text:style-name="WW8Num8">
        <text:list-item>
          <text:list>
            <text:list-item>
              <text:p text:style-name="P19">ABSENTISMO. Y PUNTUALIDAD.</text:p>
            </text:list-item>
          </text:list>
        </text:list-item>
      </text:list>
      <text:p text:style-name="P9">Faltas de asistencia sin justificar:</text:p>
      <text:p text:style-name="P33"/>
      <text:p text:style-name="P22">2º Bachillerato Científico Tecnológico:</text:p>
      <text:list xml:id="list1532266404" text:continue-list="list745217039" text:style-name="WW8Num2">
        <text:list-item>
          <text:p text:style-name="P13">Acosta Perdomo, Gabriel. 29 septiembre. 13 octubre, 25 octubre (3ª). 11 noviembre (1ª-3ª). 1 Diciembre (1ª) y 9 Diciembre (4ª)</text:p>
        </text:list-item>
        <text:list-item>
          <text:p text:style-name="P13">Barreto Placeres, Jesús Manuel. 16 septiembre. 11 noviembre y 17 noviembre (1ª)</text:p>
        </text:list-item>
        <text:list-item>
          <text:p text:style-name="P13">Fontes Luzardo, Ignacio. 16 septiembre (3ª y 6ª). 27 octubre (1ª). 3 noviembre (1ª). <text:s/>25 noviembre. 9 diciembre y 15 diciembre (2ª)</text:p>
        </text:list-item>
        <text:list-item>
          <text:p text:style-name="P13">González Suárez, Daniel Basilio. 16 septiembre. 25 octubre (3ª). 11 noviembre. 17 noviembre (1ª). 7 diciembre.</text:p>
        </text:list-item>
        <text:list-item>
          <text:p text:style-name="P13">Henríquez Santana, Atasara. 30 Septiembre. 11 noviembre. 7 diciembre. 9 diciembre (5ª).</text:p>
        </text:list-item>
        <text:list-item>
          <text:p text:style-name="P13"><text:span text:style-name="T1">Hernández Páez, Paula. 14 y 16 Septiembre. 4, 6 y 10 de Octubre. 13 Octubre. 27 octubre (1ª9. 3º octubre (2ª y 3ª). 10 noviembre (1ª y 2ª). 18 noviembre (4ª y 6ª). 28 noviembre (2ª y 3ª). 29 noviembre (1ª y 2ª). 1 diciembre (1ª).</text:span></text:p>
        </text:list-item>
        <text:list-item>
          <text:p text:style-name="P13">Laskava, Olga. <text:span text:style-name="T1">14 <text:s/>y 16 Septiembre. 3 <text:s/>Octubre. 6 Octubre (1ª). 13 octubre (1ª). 27 octubre (1ª). 10 noviembre (1ª y 2ª). 11 noviembre. 17 y 22 noviembre (1ª). 23 noviembre. 24 noviembre (1ª y 2ª). 25 noviembre. 9 diciembre.</text:span></text:p>
        </text:list-item>
        <text:list-item>
          <text:p text:style-name="P13">Martín Santana, Saray. 16 septiembre. 11 noviembre (1ª y 2ª9. 13 noviembre (1ª)</text:p>
        </text:list-item>
        <text:list-item>
          <text:p text:style-name="P13">Niz Betancor, Coraima. 16 y <text:s/>29 de Septiembre. 13 y 27 octubre (1ª9. 31 octubre (4ª). 3, 10 y 17 noviembre (1ª). 11 noviembre. 15 noviembre (6ª). 13 diciembre.</text:p>
        </text:list-item>
        <text:list-item>
          <text:p text:style-name="P13">Orejón Sánchez, Anais Mar. 16 septiembre. 13 octubre. 25 octubre (5ª y 6ª). 10, 11 y 23 noviembre. 25 noviembre (6ª). 1, 2 y 14 diciembre.</text:p>
        </text:list-item>
        <text:list-item>
          <text:p text:style-name="P13">Ramírez Curbelo, Santiago. 14 Septiembre. Retraso el 7 Octubre. Falta el 11, 13 y 14 octubre.20 octubre (5ª y 6ª). 26 octubre (1ª). 11, 18 noviembre. 16 y 17 noviembre (1ª). <text:s/>24 y 28 noviembre (1ª). 1 y 9 diciembre. 7 diciembre (1ª y 6ª). 13 diciembre (1ª).</text:p>
        </text:list-item>
        <text:list-item>
          <text:p text:style-name="P13">Rodríguez Alonso, Carlos. 11 noviembre (2ª) y 13 diciembre (1ª)</text:p>
        </text:list-item>
      </text:list>
      <text:p text:style-name="P33"/>
      <text:p text:style-name="P22">2º Bachillerato Humanidades y Ciencias Sociales:</text:p>
      <text:list xml:id="list1464919105" text:continue-numbering="true" text:style-name="WW8Num2">
        <text:list-item>
          <text:p text:style-name="P13"><text:span text:style-name="T1">Curbelo Muñoz, Acorán. Faltas el 21(4ª) y 29 (1ª) de Septiembre.Octubre: 4(3ª), 11(3ª), 13 (1ª), 19 (5ª 6ª), 21(6ª), 25 (3ª), 27 (1ª). Noviembre: 2 (3-5-6), 8, 10 , 11, 17, 21 (1ª), 24, 28 (1ª). Diciembre: 7, 15 (6ª), 12, 19 (4ª-6ª)</text:span></text:p>
        </text:list-item>
        <text:list-item>
          <text:p text:style-name="P13"><text:soft-page-break/>Dalula: 16 Septiembre. Noviembre: 7 (1ª-3ª) y 11 (4ª-6ª). Diciembre: 7, 13 (4ª), 19 (4ª-6ª)</text:p>
        </text:list-item>
        <text:list-item>
          <text:p text:style-name="P13">Javier García: 16 Septiembre. Octubre: 11(3ª) y 25 (3ª). Noviembre: 10 (5ª) y 11. </text:p>
        </text:list-item>
        <text:list-item>
          <text:p text:style-name="P13">González Martín, Narciso. Falta el 7 de octubre (4ª-6ª). Diciembre: 7 y 12 (1ª-3ª)</text:p>
        </text:list-item>
        <text:list-item>
          <text:p text:style-name="P13">Rosilima: 16 Septiembre. Octubre: 20 (1ª). Noviembre: 11 (4ª-6ª). Diciembre: 7, 19.</text:p>
        </text:list-item>
        <text:list-item>
          <text:p text:style-name="P13">Selene Mesa: 16 Octubre: 28 (4ª-6ª). Diciembre: 12</text:p>
        </text:list-item>
        <text:list-item>
          <text:p text:style-name="P20">Muñoz Rodríguez, Kevin Jesús. Faltas el 19, 20, 21 y 29 de Septiembre. El 4 </text:p>
        </text:list-item>
        <text:list-item>
          <text:p text:style-name="P13"><text:span text:style-name="T1">de octubre. A partir de la primera semana de noviembre deja de asistir a las clases.</text:span></text:p>
        </text:list-item>
        <text:list-item>
          <text:p text:style-name="P13">Yaritxa Núñez: Septiembre: 16. Diciembre: 7 (5ª)</text:p>
        </text:list-item>
        <text:list-item>
          <text:p text:style-name="P13">Haridian Parrilla: 16 Septiembre. 7 diciembre.</text:p>
        </text:list-item>
        <text:list-item>
          <text:p text:style-name="P13">Idaira Parrilla: 16 Septiembre. 13 Octubre. Noviembre: 17 (2ª,3ª y 6ª) y 29. Diciembre: 7</text:p>
        </text:list-item>
        <text:list-item>
          <text:p text:style-name="P13">Rodas Rodas, Daniela. El 16 de Septiembre y el 26.</text:p>
        </text:list-item>
        <text:list-item>
          <text:p text:style-name="P13">Toledo Betancor, Victoria. Falta el 14 de Septiembre (1ª, 2ª y 5ª) y el 16 (de 3ª a 6ª)..</text:p>
        </text:list-item>
        <text:list-item>
          <text:p text:style-name="P13">Villalba Barrios, Marlene. Falta el 16 de Septiembre (de 3ª a 6ª), el 3 de octubre y el 13 de diciembre (1ª).</text:p>
        </text:list-item>
      </text:list>
      <text:p text:style-name="P33"/>
      <text:p text:style-name="P33">Acuerdo: Recordar que es necesario justificar adecuadamente las faltas en un plazo máximo de tres días. Se amenazará con no justificar ninguna falta una vez transcurrido el plazo anterior.</text:p>
      <text:p text:style-name="P33"/>
      <text:list xml:id="list1458145511" text:continue-list="list1080734751" text:style-name="WW8Num8">
        <text:list-item>
          <text:list>
            <text:list-item>
              <text:p text:style-name="P19">AGRUPAMIENTO DEL ALUMNADO Y ORGANIZACIÓN DEL ESPACIO.</text:p>
            </text:list-item>
          </text:list>
        </text:list-item>
      </text:list>
      <text:p text:style-name="P9">El espacio que disponemos no es el idóneo, al tratarse de un aula prefabricada, donde no hay suficiente aislamiento acústico. </text:p>
      <text:p text:style-name="P9">Trabajamos con dos grupos en uno, como dificultad adicional.</text:p>
      <text:p text:style-name="P9"/>
      <text:list xml:id="list566629777" text:continue-numbering="true" text:style-name="WW8Num8">
        <text:list-item>
          <text:list>
            <text:list-item>
              <text:p text:style-name="P19">ESTRATEGIAS METODOLÓGICAS.</text:p>
            </text:list-item>
          </text:list>
        </text:list-item>
      </text:list>
      <text:p text:style-name="P35"/>
      <text:p text:style-name="P35"/>
      <text:list xml:id="list147625999" text:continue-numbering="true" text:style-name="WW8Num8">
        <text:list-item>
          <text:list>
            <text:list-item>
              <text:p text:style-name="P19">OTROS ACUERDOS Y DECISIONES ADOPTADOS POR EL EQUIPO DOCENTE</text:p>
            </text:list-item>
          </text:list>
        </text:list-item>
      </text:list>
      <text:p text:style-name="P9"/>
      <text:p text:style-name="P9">La alumna Anais Mar Orejón Sánchez padece un problema de visión, que le está provocando una pérdida importante de la capacidad visual que debemos tener en cuenta por parte del equipo educativo.</text:p>
      <text:p text:style-name="P9">Se está sometiendo a diversas pruebas que pueden acarrear faltas de asistencia durante el curso.</text:p>
      <text:p text:style-name="P17"/>
      <text:p text:style-name="P9"><text:s text:c="3"/></text:p>
      <text:p text:style-name="P9"><text:s text:c="2"/>Sin más asuntos que tratar, de da por concluida esta primera sesión de la evaluación sin nota, siendo las horas del día 20 de Diciembre de 2011.</text:p>
      <text:p text:style-name="P7">El tutor del grupo</text:p>
      <text:p text:style-name="P7"/>
      <text:p text:style-name="P7"/>
      <text:p text:style-name="P7">Fdo.: César González González</text:p>
      <text:p text:style-name="P29"><text:soft-page-break/></text:p>
      <text:p text:style-name="P29"/>
      <text:p text:style-name="P31">1. Características grupo</text:p>
      <text:p text:style-name="P31"/>
      <text:p text:style-name="P31">3. Decisiones consensuadas </text:p>
      <text:p text:style-name="P31"/>
      <text:p text:style-name="P31">Fomentar desde todos los módulos trabajo en casa </text:p>
      <text:p text:style-name="P31"/>
      <text:p text:style-name="P31">Se acuerda disposición de los alumnos dada la reubicación hecha en el aula.</text:p>
      <text:p text:style-name="P31"/>
      <text:p text:style-name="P31">Acuerdo notas alumnos asisten habitualmente 4 redesresto un 1</text:p>
      <text:p text:style-name="P31"/>
      <text:p text:style-name="P31">Llegada después del recreo puntualidad</text:p>
      <text:p text:style-name="P31"/>
      <text:p text:style-name="P31">4.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árrafo_20_de_20_lista" style:display-name="Párrafo de lista" style:family="paragraph" style:parent-style-name="Standard">
      <style:paragraph-properties fo:margin-left="1.27cm" fo:margin-right="0cm" fo:margin-top="0cm" fo:margin-bottom="0.353cm" fo:line-height="115%" fo:text-indent="0cm" style:auto-text-indent="false"/>
      <style:text-properties style:font-name="Calibri" fo:font-size="11pt" style:font-name-asian="Calibri" style:font-size-asian="11pt" style:font-name-complex="Calibri"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011cm" fo:text-indent="-0.635cm" fo:margin-left="2.01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821cm" fo:text-indent="-0.635cm" fo:margin-left="5.82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631cm" fo:text-indent="-0.635cm" fo:margin-left="9.63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Marco1" text:anchor-type="paragraph" svg:y="0.002cm" fo:min-width="0cm" draw:z-index="6"><draw:text-box fo:min-height="0.37cm"><text:p text:style-name="Footer"><text:span text:style-name="Page_20_Number"><text:page-number text:select-page="current">7</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TA DE LA EVALUACIÓN SIN NOTA (13/10/2009)</dc:title>
    <meta:initial-creator>Usuario</meta:initial-creator>
    <meta:creation-date>2011-12-15T11:24:00</meta:creation-date>
    <dc:creator>ivan </dc:creator>
    <dc:date>2011-12-20T12:37:17</dc:date>
    <meta:print-date>2011-10-11T09:52:00</meta:print-date>
    <meta:editing-cycles>6</meta:editing-cycles>
    <meta:editing-duration>PT1H21M</meta:editing-duration>
    <meta:document-statistic meta:table-count="5" meta:image-count="0" meta:object-count="0" meta:page-count="7" meta:paragraph-count="239" meta:word-count="1721" meta:character-count="10203" meta:non-whitespace-character-count="8752"/>
    <meta:generator>LibreOffice/3.4$Linux LibreOffice_project/340m1$Build-402</meta:generator>
    <meta:user-defined meta:name="Información 1"/>
    <meta:user-defined meta:name="Información 2"/>
    <meta:user-defined meta:name="Información 3"/>
    <meta:user-defined meta:name="Información 4"/>
  </office:meta>
</office:document-meta>
</file>